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0-07_10-09-23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10-07_07-46-0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9" office:value-type="string">
            <text:p>2022-10-07_02-13-31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07_02-13-19_000.jpg</text:p>
          </table:table-cell>
          <table:table-cell table:style-name="ce28" office:value-type="string">
            <text:p>:m other / log / 寝る前　ウェブ閲覧　記録　（for オナニー） / 了 / 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07_02-13-09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06_21-05-53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0-07_13-06-5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9" office:value-type="string">
            <text:p>2022-10-07_21-25-2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0-07_10-19-10_000.jpg</text:p>
          </table:table-cell>
          <table:table-cell table:style-name="ce27" office:value-type="string">
            <text:p>:PHOTO 記録 / subject=お父さんの遺産 / content=使用する印鑑たち：３つ：印鑑登録時に、使う,for=~,other=~動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PHOTO 記録 / subject=お父さんの遺産 / content=使用する印鑑たち：３つ：印鑑登録時に、使う,for=~,other=~動">
            <text:p>:PHOTO 記録 / subject=お父さんの遺産 / content=使用する印鑑たち：３つ：印鑑登録時に、使う,for=~,other=~動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0-06_22-40-06_000.mp4</text:p>
          </table:table-cell>
          <table:table-cell table:style-name="ce27" office:value-type="string">
            <text:p>:VIDEO / @自室 / 記録 / jap.flute / 演奏、play / R=1 / record,file-piece-id=~,memo=~,session=noc,other=~ / follow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VIDEO / @自室 / 記録 / jap.flute / 演奏、play / R=1 / record,file-piece-id=~,memo=~,session=noc,other=~ / follow~">
            <text:p>:VIDEO / @自室 / 記録 / jap.flute / 演奏、play / R=1 / record,file-piece-id=~,memo=~,session=noc,other=~ / follow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0-07_14-47-30_000.mp4</text:p>
          </table:table-cell>
          <table:table-cell table:style-name="ce27" office:value-type="string">
            <text:p>:VIDEO / @自室 / 記録 / jap.flute / 演奏、play / R=1 / record,file-piece-id=~,memo=~,session=popoludnie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VIDEO / @自室 / 記録 / jap.flute / 演奏、play / R=1 / record,file-piece-id=~,memo=~,session=popoludnie,other=~ / follow~">
            <text:p>:VIDEO / @自室 / 記録 / jap.flute / 演奏、play / R=1 / record,file-piece-id=~,memo=~,session=popoludnie,other=~ / follow~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8">2022/10/08</text:date>, <text:time>10:36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08T10:36:31.42</dc:date>
    <dc:creator>iwabuchi ken</dc:creator>
    <meta:editing-duration>P49DT14H38M3S</meta:editing-duration>
    <meta:editing-cycles>16190</meta:editing-cycles>
    <meta:document-statistic meta:table-count="2" meta:cell-count="912" meta:object-count="0"/>
    <meta:user-defined meta:name="qrichtext">1</meta:user-defined>
  </office:meta>
</office:document-meta>
</file>